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 1 Uni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gurd</text:p>
          </table:table-cell>
          <table:table-cell table:formula="of:=COM.MICROSOFT.CONCAT(&quot;&quot;&quot;&quot;;[.B2];&quot;&quot;&quot;: { &quot;&quot;index&quot;&quot;: &quot;;[.A2];&quot;, &quot;&quot;name&quot;&quot;: &quot;&quot;&quot;;[.B2];&quot;&quot;&quot;, }, &quot;)" office:value-type="string" office:string-value="&quot;Sigurd&quot;: { &quot;index&quot;: 0, &quot;name&quot;: &quot;Sigurd&quot;, }, " calcext:value-type="string">
            <text:p>"Sigurd": { "index": 0, "name": "Sigurd"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sh</text:p>
          </table:table-cell>
          <table:table-cell table:formula="of:=COM.MICROSOFT.CONCAT(&quot;&quot;&quot;&quot;;[.B3];&quot;&quot;&quot;: { &quot;&quot;index&quot;&quot;: &quot;;[.A3];&quot;, &quot;&quot;name&quot;&quot;: &quot;&quot;&quot;;[.B3];&quot;&quot;&quot;, }, &quot;)" office:value-type="string" office:string-value="&quot;Noish&quot;: { &quot;index&quot;: 1, &quot;name&quot;: &quot;Noish&quot;, }, " calcext:value-type="string">
            <text:p>"Noish": { "index": 1, "name": "Noish"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c</text:p>
          </table:table-cell>
          <table:table-cell table:formula="of:=COM.MICROSOFT.CONCAT(&quot;&quot;&quot;&quot;;[.B4];&quot;&quot;&quot;: { &quot;&quot;index&quot;&quot;: &quot;;[.A4];&quot;, &quot;&quot;name&quot;&quot;: &quot;&quot;&quot;;[.B4];&quot;&quot;&quot;, }, &quot;)" office:value-type="string" office:string-value="&quot;Alec&quot;: { &quot;index&quot;: 2, &quot;name&quot;: &quot;Alec&quot;, }, " calcext:value-type="string">
            <text:p>"Alec": { "index": 2, "name": "Alec"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den</text:p>
          </table:table-cell>
          <table:table-cell table:formula="of:=COM.MICROSOFT.CONCAT(&quot;&quot;&quot;&quot;;[.B5];&quot;&quot;&quot;: { &quot;&quot;index&quot;&quot;: &quot;;[.A5];&quot;, &quot;&quot;name&quot;&quot;: &quot;&quot;&quot;;[.B5];&quot;&quot;&quot;, }, &quot;)" office:value-type="string" office:string-value="&quot;Arden&quot;: { &quot;index&quot;: 3, &quot;name&quot;: &quot;Arden&quot;, }, " calcext:value-type="string">
            <text:p>"Arden": { "index": 3, "name": "Arden"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el</text:p>
          </table:table-cell>
          <table:table-cell table:formula="of:=COM.MICROSOFT.CONCAT(&quot;&quot;&quot;&quot;;[.B6];&quot;&quot;&quot;: { &quot;&quot;index&quot;&quot;: &quot;;[.A6];&quot;, &quot;&quot;name&quot;&quot;: &quot;&quot;&quot;;[.B6];&quot;&quot;&quot;, }, &quot;)" office:value-type="string" office:string-value="&quot;Azel&quot;: { &quot;index&quot;: 4, &quot;name&quot;: &quot;Azel&quot;, }, " calcext:value-type="string">
            <text:p>"Azel": { "index": 4, "name": "Azel"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x</text:p>
          </table:table-cell>
          <table:table-cell table:formula="of:=COM.MICROSOFT.CONCAT(&quot;&quot;&quot;&quot;;[.B7];&quot;&quot;&quot;: { &quot;&quot;index&quot;&quot;: &quot;;[.A7];&quot;, &quot;&quot;name&quot;&quot;: &quot;&quot;&quot;;[.B7];&quot;&quot;&quot;, }, &quot;)" office:value-type="string" office:string-value="&quot;Lex&quot;: { &quot;index&quot;: 5, &quot;name&quot;: &quot;Lex&quot;, }, " calcext:value-type="string">
            <text:p>"Lex": { "index": 5, "name": "Lex"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an</text:p>
          </table:table-cell>
          <table:table-cell table:formula="of:=COM.MICROSOFT.CONCAT(&quot;&quot;&quot;&quot;;[.B8];&quot;&quot;&quot;: { &quot;&quot;index&quot;&quot;: &quot;;[.A8];&quot;, &quot;&quot;name&quot;&quot;: &quot;&quot;&quot;;[.B8];&quot;&quot;&quot;, }, &quot;)" office:value-type="string" office:string-value="&quot;Quan&quot;: { &quot;index&quot;: 6, &quot;name&quot;: &quot;Quan&quot;, }, " calcext:value-type="string">
            <text:p>"Quan": { "index": 6, "name": "Quan"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n</text:p>
          </table:table-cell>
          <table:table-cell table:formula="of:=COM.MICROSOFT.CONCAT(&quot;&quot;&quot;&quot;;[.B9];&quot;&quot;&quot;: { &quot;&quot;index&quot;&quot;: &quot;;[.A9];&quot;, &quot;&quot;name&quot;&quot;: &quot;&quot;&quot;;[.B9];&quot;&quot;&quot;, }, &quot;)" office:value-type="string" office:string-value="&quot;Finn&quot;: { &quot;index&quot;: 7, &quot;name&quot;: &quot;Finn&quot;, }, " calcext:value-type="string">
            <text:p>"Finn": { "index": 7, "name": "Finn"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lyn</text:p>
          </table:table-cell>
          <table:table-cell table:formula="of:=COM.MICROSOFT.CONCAT(&quot;&quot;&quot;&quot;;[.B10];&quot;&quot;&quot;: { &quot;&quot;index&quot;&quot;: &quot;;[.A10];&quot;, &quot;&quot;name&quot;&quot;: &quot;&quot;&quot;;[.B10];&quot;&quot;&quot;, }, &quot;)" office:value-type="string" office:string-value="&quot;Ethlyn&quot;: { &quot;index&quot;: 8, &quot;name&quot;: &quot;Ethlyn&quot;, }, " calcext:value-type="string">
            <text:p>"Ethlyn": { "index": 8, "name": "Ethlyn"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r</text:p>
          </table:table-cell>
          <table:table-cell table:formula="of:=COM.MICROSOFT.CONCAT(&quot;&quot;&quot;&quot;;[.B11];&quot;&quot;&quot;: { &quot;&quot;index&quot;&quot;: &quot;;[.A11];&quot;, &quot;&quot;name&quot;&quot;: &quot;&quot;&quot;;[.B11];&quot;&quot;&quot;, }, &quot;)" office:value-type="string" office:string-value="&quot;Midir&quot;: { &quot;index&quot;: 9, &quot;name&quot;: &quot;Midir&quot;, }, " calcext:value-type="string">
            <text:p>"Midir": { "index": 9, "name": "Midir"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yra</text:p>
          </table:table-cell>
          <table:table-cell table:formula="of:=COM.MICROSOFT.CONCAT(&quot;&quot;&quot;&quot;;[.B12];&quot;&quot;&quot;: { &quot;&quot;index&quot;&quot;: &quot;;[.A12];&quot;, &quot;&quot;name&quot;&quot;: &quot;&quot;&quot;;[.B12];&quot;&quot;&quot;, }, &quot;)" office:value-type="string" office:string-value="&quot;Ayra&quot;: { &quot;index&quot;: 10, &quot;name&quot;: &quot;Ayra&quot;, }, " calcext:value-type="string">
            <text:p>"Ayra": { "index": 10, "name": "Ayra"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deen</text:p>
          </table:table-cell>
          <table:table-cell table:formula="of:=COM.MICROSOFT.CONCAT(&quot;&quot;&quot;&quot;;[.B13];&quot;&quot;&quot;: { &quot;&quot;index&quot;&quot;: &quot;;[.A13];&quot;, &quot;&quot;name&quot;&quot;: &quot;&quot;&quot;;[.B13];&quot;&quot;&quot;, }, &quot;)" office:value-type="string" office:string-value="&quot;Aideen&quot;: { &quot;index&quot;: 11, &quot;name&quot;: &quot;Aideen&quot;, }, " calcext:value-type="string">
            <text:p>"Aideen": { "index": 11, "name": "Aideen"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w</text:p>
          </table:table-cell>
          <table:table-cell table:formula="of:=COM.MICROSOFT.CONCAT(&quot;&quot;&quot;&quot;;[.B14];&quot;&quot;&quot;: { &quot;&quot;index&quot;&quot;: &quot;;[.A14];&quot;, &quot;&quot;name&quot;&quot;: &quot;&quot;&quot;;[.B14];&quot;&quot;&quot;, }, &quot;)" office:value-type="string" office:string-value="&quot;Dew&quot;: { &quot;index&quot;: 12, &quot;name&quot;: &quot;Dew&quot;, }, " calcext:value-type="string">
            <text:p>"Dew": { "index": 12, "name": "Dew"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mke</text:p>
          </table:table-cell>
          <table:table-cell table:formula="of:=COM.MICROSOFT.CONCAT(&quot;&quot;&quot;&quot;;[.B15];&quot;&quot;&quot;: { &quot;&quot;index&quot;&quot;: &quot;;[.A15];&quot;, &quot;&quot;name&quot;&quot;: &quot;&quot;&quot;;[.B15];&quot;&quot;&quot;, }, &quot;)" office:value-type="string" office:string-value="&quot;Jamke&quot;: { &quot;index&quot;: 13, &quot;name&quot;: &quot;Jamke&quot;, }, " calcext:value-type="string">
            <text:p>"Jamke": { "index": 13, "name": "Jamke"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irdre</text:p>
          </table:table-cell>
          <table:table-cell table:formula="of:=COM.MICROSOFT.CONCAT(&quot;&quot;&quot;&quot;;[.B16];&quot;&quot;&quot;: { &quot;&quot;index&quot;&quot;: &quot;;[.A16];&quot;, &quot;&quot;name&quot;&quot;: &quot;&quot;&quot;;[.B16];&quot;&quot;&quot;, }, &quot;)" office:value-type="string" office:string-value="&quot;Deirdre&quot;: { &quot;index&quot;: 14, &quot;name&quot;: &quot;Deirdre&quot;, }, " calcext:value-type="string">
            <text:p>"Deirdre": { "index": 14, "name": "Deirdre"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quesis</text:p>
          </table:table-cell>
          <table:table-cell table:formula="of:=COM.MICROSOFT.CONCAT(&quot;&quot;&quot;&quot;;[.B17];&quot;&quot;&quot;: { &quot;&quot;index&quot;&quot;: &quot;;[.A17];&quot;, &quot;&quot;name&quot;&quot;: &quot;&quot;&quot;;[.B17];&quot;&quot;&quot;, }, &quot;)" office:value-type="string" office:string-value="&quot;Raquesis&quot;: { &quot;index&quot;: 15, &quot;name&quot;: &quot;Raquesis&quot;, }, " calcext:value-type="string">
            <text:p>"Raquesis": { "index": 15, "name": "Raquesis"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n</text:p>
          </table:table-cell>
          <table:table-cell table:formula="of:=COM.MICROSOFT.CONCAT(&quot;&quot;&quot;&quot;;[.B18];&quot;&quot;&quot;: { &quot;&quot;index&quot;&quot;: &quot;;[.A18];&quot;, &quot;&quot;name&quot;&quot;: &quot;&quot;&quot;;[.B18];&quot;&quot;&quot;, }, &quot;)" office:value-type="string" office:string-value="&quot;Holyn&quot;: { &quot;index&quot;: 16, &quot;name&quot;: &quot;Holyn&quot;, }, " calcext:value-type="string">
            <text:p>"Holyn": { "index": 16, "name": "Holyn", 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owulf</text:p>
          </table:table-cell>
          <table:table-cell table:formula="of:=COM.MICROSOFT.CONCAT(&quot;&quot;&quot;&quot;;[.B19];&quot;&quot;&quot;: { &quot;&quot;index&quot;&quot;: &quot;;[.A19];&quot;, &quot;&quot;name&quot;&quot;: &quot;&quot;&quot;;[.B19];&quot;&quot;&quot;, }, &quot;)" office:value-type="string" office:string-value="&quot;Beowulf&quot;: { &quot;index&quot;: 17, &quot;name&quot;: &quot;Beowulf&quot;, }, " calcext:value-type="string">
            <text:p>"Beowulf": { "index": 17, "name": "Beowulf", 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vin</text:p>
          </table:table-cell>
          <table:table-cell table:formula="of:=COM.MICROSOFT.CONCAT(&quot;&quot;&quot;&quot;;[.B20];&quot;&quot;&quot;: { &quot;&quot;index&quot;&quot;: &quot;;[.A20];&quot;, &quot;&quot;name&quot;&quot;: &quot;&quot;&quot;;[.B20];&quot;&quot;&quot;, }, &quot;)" office:value-type="string" office:string-value="&quot;Levin&quot;: { &quot;index&quot;: 18, &quot;name&quot;: &quot;Levin&quot;, }, " calcext:value-type="string">
            <text:p>"Levin": { "index": 18, "name": "Levin", 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lvia</text:p>
          </table:table-cell>
          <table:table-cell table:formula="of:=COM.MICROSOFT.CONCAT(&quot;&quot;&quot;&quot;;[.B21];&quot;&quot;&quot;: { &quot;&quot;index&quot;&quot;: &quot;;[.A21];&quot;, &quot;&quot;name&quot;&quot;: &quot;&quot;&quot;;[.B21];&quot;&quot;&quot;, }, &quot;)" office:value-type="string" office:string-value="&quot;Sylvia&quot;: { &quot;index&quot;: 19, &quot;name&quot;: &quot;Sylvia&quot;, }, " calcext:value-type="string">
            <text:p>"Sylvia": { "index": 19, "name": "Sylvia", 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in</text:p>
          </table:table-cell>
          <table:table-cell table:formula="of:=COM.MICROSOFT.CONCAT(&quot;&quot;&quot;&quot;;[.B22];&quot;&quot;&quot;: { &quot;&quot;index&quot;&quot;: &quot;;[.A22];&quot;, &quot;&quot;name&quot;&quot;: &quot;&quot;&quot;;[.B22];&quot;&quot;&quot;, }, &quot;)" office:value-type="string" office:string-value="&quot;Erin&quot;: { &quot;index&quot;: 20, &quot;name&quot;: &quot;Erin&quot;, }, " calcext:value-type="string">
            <text:p>"Erin": { "index": 20, "name": "Erin", 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igid</text:p>
          </table:table-cell>
          <table:table-cell table:formula="of:=COM.MICROSOFT.CONCAT(&quot;&quot;&quot;&quot;;[.B23];&quot;&quot;&quot;: { &quot;&quot;index&quot;&quot;: &quot;;[.A23];&quot;, &quot;&quot;name&quot;&quot;: &quot;&quot;&quot;;[.B23];&quot;&quot;&quot;, }, &quot;)" office:value-type="string" office:string-value="&quot;Brigid&quot;: { &quot;index&quot;: 21, &quot;name&quot;: &quot;Brigid&quot;, }, " calcext:value-type="string">
            <text:p>"Brigid": { "index": 21, "name": "Brigid", 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illte</text:p>
          </table:table-cell>
          <table:table-cell table:formula="of:=COM.MICROSOFT.CONCAT(&quot;&quot;&quot;&quot;;[.B24];&quot;&quot;&quot;: { &quot;&quot;index&quot;&quot;: &quot;;[.A24];&quot;, &quot;&quot;name&quot;&quot;: &quot;&quot;&quot;;[.B24];&quot;&quot;&quot;, }, &quot;)" office:value-type="string" office:string-value="&quot;Taillte&quot;: { &quot;index&quot;: 22, &quot;name&quot;: &quot;Taillte&quot;, }, " calcext:value-type="string">
            <text:p>"Taillte": { "index": 22, "name": "Taillte", 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ude</text:p>
          </table:table-cell>
          <table:table-cell table:formula="of:=COM.MICROSOFT.CONCAT(&quot;&quot;&quot;&quot;;[.B25];&quot;&quot;&quot;: { &quot;&quot;index&quot;&quot;: &quot;;[.A25];&quot;, &quot;&quot;name&quot;&quot;: &quot;&quot;&quot;;[.B25];&quot;&quot;&quot;, }, &quot;)" office:value-type="string" office:string-value="&quot;Claude&quot;: { &quot;index&quot;: 23, &quot;name&quot;: &quot;Claude&quot;, }, " calcext:value-type="string">
            <text:p>"Claude": { "index": 23, "name": "Claude"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4:09:21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9-05T14:11:16.916000000</dc:date>
    <meta:editing-duration>PT11M41S</meta:editing-duration>
    <meta:editing-cycles>5</meta:editing-cycles>
    <meta:document-statistic meta:table-count="1" meta:cell-count="75" meta:object-count="0"/>
  </office:meta>
</office:document-meta>
</file>